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Times New Roman1" svg:font-family="'Times New Roman'" style:font-adornments="Regular" style:font-family-generic="roman"/>
    <style:font-face style:name="Times New Roman2" svg:font-family="'Times New Roman'" style:font-adornments="Standaard" style:font-family-generic="roman"/>
    <style:font-face style:name="Palatino" svg:font-family="Palatino, 'Book Antiqua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Times New Roman" fo:font-size="6pt" fo:font-style="normal" style:font-size-asian="5.25pt" style:font-style-asian="normal" style:font-size-complex="6pt" style:font-style-complex="normal"/>
    </style:style>
    <style:style style:name="P2" style:family="paragraph" style:parent-style-name="Standard">
      <style:text-properties style:font-name="Times New Roman" fo:font-size="9pt" fo:font-weight="normal" officeooo:paragraph-rsid="00743d15" style:font-size-asian="9pt" style:font-weight-asian="normal" style:font-name-complex="Liberation Sans1" style:font-size-complex="9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9pt" fo:font-style="normal" fo:font-weight="bold" officeooo:paragraph-rsid="00850452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9pt" fo:font-style="normal" fo:font-weight="bold" officeooo:paragraph-rsid="00850452" style:font-size-asian="9pt" style:font-style-asian="normal" style:font-weight-asian="bold" style:font-name-complex="Liberation Sans1" style:font-size-complex="9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9pt" fo:font-style="normal" fo:font-weight="normal" officeooo:paragraph-rsid="00850452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9pt" fo:font-style="normal" fo:font-weight="normal" officeooo:paragraph-rsid="0087458c" style:font-size-asian="9pt" style:font-style-asian="normal" style:font-weight-asian="normal" style:font-name-complex="Liberation Sans1" style:font-size-complex="9pt" style:font-style-complex="normal" style:font-weight-complex="normal"/>
    </style:style>
    <style:style style:name="P7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716b8e" style:font-size-asian="10pt" style:font-size-complex="10pt"/>
    </style:style>
    <style:style style:name="P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748df2" style:font-size-asian="10pt" style:font-size-complex="10pt"/>
    </style:style>
    <style:style style:name="P9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paragraph-rsid="0015e8d7" style:font-size-asian="10pt" style:font-size-complex="10pt"/>
    </style:style>
    <style:style style:name="P10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Times New Roman" fo:font-size="10pt" officeooo:rsid="00748df2" officeooo:paragraph-rsid="00748df2" style:font-size-asian="10pt" style:font-size-complex="10pt"/>
    </style:style>
    <style:style style:name="P11" style:family="paragraph" style:parent-style-name="Standard">
      <style:text-properties style:font-name="Times New Roman" fo:font-size="10pt" officeooo:rsid="00748df2" officeooo:paragraph-rsid="00748df2" style:font-size-asian="10pt" style:font-size-complex="10pt"/>
    </style:style>
    <style:style style:name="P12" style:family="paragraph" style:parent-style-name="Standard">
      <style:text-properties style:font-name="Times New Roman" fo:font-size="10pt" officeooo:paragraph-rsid="0015e8d7" style:font-size-asian="10pt" style:font-size-complex="10pt"/>
    </style:style>
    <style:style style:name="P13" style:family="paragraph" style:parent-style-name="Standard">
      <style:text-properties style:font-name="Times New Roman" fo:font-size="10pt" officeooo:paragraph-rsid="006520a3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0pt" officeooo:paragraph-rsid="00850452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0pt" fo:font-style="normal" fo:font-weight="bold" officeooo:paragraph-rsid="00850452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0pt" fo:font-style="normal" fo:font-weight="bold" officeooo:paragraph-rsid="00850452" style:font-size-asian="10pt" style:font-style-asian="normal" style:font-weight-asian="bold" style:font-name-complex="Liberation Sans1" style:font-size-complex="10pt" style:font-style-complex="normal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8" style:family="paragraph" style:parent-style-name="Text_20_body">
      <style:paragraph-properties fo:text-align="start" style:justify-single-word="false"/>
      <style:text-properties style:font-name="Times New Roman" fo:font-size="10pt" fo:font-weight="bold" officeooo:paragraph-rsid="00418428" style:font-size-asian="10pt" style:font-weight-asian="bold" style:font-size-complex="10pt"/>
    </style:style>
    <style:style style:name="P19" style:family="paragraph" style:parent-style-name="Text_20_body">
      <style:paragraph-properties fo:text-align="start" style:justify-single-word="false"/>
      <style:text-properties fo:color="#000000" loext:opacity="100%" style:font-name="Times New Roman" fo:font-size="10pt" fo:font-weight="bold" officeooo:paragraph-rsid="0080388c" style:font-size-asian="10pt" style:font-weight-asian="bold" style:font-size-complex="10pt"/>
    </style:style>
    <style:style style:name="P20" style:family="paragraph" style:parent-style-name="Text_20_body">
      <style:paragraph-properties fo:text-align="start" style:justify-single-word="false"/>
      <style:text-properties fo:color="#000000" loext:opacity="100%" style:font-name="Times New Roman" fo:font-size="10pt" fo:font-weight="bold" officeooo:paragraph-rsid="0089e3a5" style:font-size-asian="10pt" style:font-weight-asian="bold" style:font-size-complex="10pt"/>
    </style:style>
    <style:style style:name="P21" style:family="paragraph" style:parent-style-name="Teri">
      <style:text-properties style:font-name="Times New Roman" fo:font-size="9pt" officeooo:rsid="000516d0" officeooo:paragraph-rsid="00743d15" style:font-size-asian="9pt" style:font-size-complex="9pt"/>
    </style:style>
    <style:style style:name="P22" style:family="paragraph" style:parent-style-name="Teri">
      <style:text-properties style:font-name="Times New Roman" fo:font-size="9pt" officeooo:paragraph-rsid="00743d15" style:font-size-asian="9pt" style:font-size-complex="9pt"/>
    </style:style>
    <style:style style:name="P23" style:family="paragraph" style:parent-style-name="Teri">
      <style:text-properties style:font-name="Times New Roman" fo:font-size="9pt" fo:font-weight="normal" officeooo:paragraph-rsid="00743d15" style:font-size-asian="9pt" style:font-weight-asian="normal" style:font-name-complex="Liberation Sans1" style:font-size-complex="9pt" style:font-weight-complex="normal"/>
    </style:style>
    <style:style style:name="P24" style:family="paragraph" style:parent-style-name="Teri">
      <style:text-properties fo:color="#ffffff" loext:opacity="100%" style:font-name="Times New Roman" fo:font-size="9pt" fo:font-weight="bold" officeooo:rsid="000516d0" officeooo:paragraph-rsid="00743d15" fo:background-color="#000000" style:font-size-asian="9pt" style:font-weight-asian="bold" style:font-size-complex="9pt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0pt" fo:font-weight="bold" officeooo:paragraph-rsid="0081d18d" style:font-size-asian="10pt" style:font-weight-asian="bold" style:font-size-complex="10pt"/>
    </style:style>
    <style:style style:name="P26" style:family="paragraph" style:parent-style-name="Text_20_body" style:master-page-name="Standard">
      <style:paragraph-properties fo:text-align="center" style:justify-single-word="false" style:page-number="auto"/>
      <style:text-properties fo:color="#000000" loext:opacity="100%" style:font-name="Times New Roman" fo:font-size="14pt" fo:font-weight="bold" officeooo:paragraph-rsid="0080388c" style:font-size-asian="14pt" style:font-weight-asian="bold" style:font-size-complex="14pt"/>
    </style:style>
    <style:style style:name="P27" style:family="paragraph" style:parent-style-name="Text_20_body">
      <style:paragraph-properties fo:text-align="start" style:justify-single-word="false"/>
      <style:text-properties fo:color="#000000" loext:opacity="100%" style:font-name="Times New Roman" fo:font-size="10pt" fo:font-weight="bold" officeooo:paragraph-rsid="0089e3a5" style:font-size-asian="10pt" style:font-weight-asian="bold" style:font-size-complex="10pt"/>
    </style:style>
    <style:style style:name="P28" style:family="paragraph">
      <style:paragraph-properties fo:text-align="start"/>
      <style:text-properties fo:color="#000000" style:text-line-through-style="none" style:text-line-through-type="none" style:font-name="Times New Roman2" fo:font-size="9pt" fo:font-style="normal" style:text-underline-style="none" fo:font-weight="normal"/>
    </style:style>
    <style:style style:name="P29" style:family="paragraph">
      <style:paragraph-properties fo:text-align="start"/>
      <style:text-properties fo:color="#000000" style:text-line-through-style="none" style:text-line-through-type="none" style:font-name="Times New Roman1" fo:font-size="9pt" fo:font-style="normal" style:text-underline-style="none" fo:font-weight="normal"/>
    </style:style>
    <style:style style:name="P3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weight-asian="normal" style:font-name-complex="Liberation Sans1" style:font-weight-complex="normal"/>
    </style:style>
    <style:style style:name="T4" style:family="text">
      <style:text-properties fo:font-weight="normal" officeooo:rsid="00748df2" style:font-weight-asian="normal" style:font-name-complex="Liberation Sans1" style:font-weight-complex="normal"/>
    </style:style>
    <style:style style:name="T5" style:family="text">
      <style:text-properties fo:font-weight="normal" officeooo:rsid="001a0a21" style:font-weight-asian="normal" style:font-name-complex="Liberation Sans1" style:font-weight-complex="normal"/>
    </style:style>
    <style:style style:name="T6" style:family="text">
      <style:text-properties fo:font-weight="normal" officeooo:rsid="007dccc5" style:font-weight-asian="normal" style:font-name-complex="Liberation Sans1" style:font-weight-complex="normal"/>
    </style:style>
    <style:style style:name="T7" style:family="text">
      <style:text-properties fo:color="#2a6099" loext:opacity="100%" fo:font-weight="bold" style:font-weight-asian="bold" style:font-name-complex="Liberation Sans1" style:font-weight-complex="bold"/>
    </style:style>
    <style:style style:name="T8" style:family="text">
      <style:text-properties fo:color="#ff4000" loext:opacity="100%" fo:font-weight="bold" style:font-weight-asian="bold" style:font-name-complex="Liberation Sans1" style:font-weight-complex="bold"/>
    </style:style>
    <style:style style:name="T9" style:family="text">
      <style:text-properties fo:color="#ff4000" loext:opacity="100%" fo:font-weight="bold" officeooo:rsid="00748df2" style:font-weight-asian="bold" style:font-name-complex="Liberation Sans1" style:font-weight-complex="bold"/>
    </style:style>
    <style:style style:name="T10" style:family="text">
      <style:text-properties fo:color="#ff4000" loext:opacity="100%" fo:font-weight="bold" officeooo:rsid="0068315c" style:font-weight-asian="bold" style:font-name-complex="Liberation Sans1" style:font-weight-complex="bold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officeooo:rsid="000516d0"/>
    </style:style>
    <style:style style:name="T13" style:family="text">
      <style:text-properties officeooo:rsid="0080388c"/>
    </style:style>
    <style:style style:name="T14" style:family="text">
      <style:text-properties officeooo:rsid="0083ccfa"/>
    </style:style>
    <style:style style:name="T15" style:family="text">
      <style:text-properties fo:color="#ce181e" loext:opacity="100%"/>
    </style:style>
    <style:style style:name="T16" style:family="text">
      <style:text-properties fo:font-size="9pt" style:text-underline-style="solid" style:text-underline-width="auto" style:text-underline-color="font-color" fo:font-weight="normal" style:font-size-asian="9pt" style:font-weight-asian="normal" style:font-name-complex="Liberation Sans1" style:font-size-complex="9pt" style:font-weight-complex="normal"/>
    </style:style>
    <style:style style:name="T17" style:family="text">
      <style:text-properties fo:font-size="9pt" fo:font-weight="normal" style:font-size-asian="9pt" style:font-weight-asian="normal" style:font-name-complex="Liberation Sans1" style:font-size-complex="9pt" style:font-weight-complex="normal"/>
    </style:style>
    <style:style style:name="T18" style:family="text">
      <style:text-properties officeooo:rsid="008839fa"/>
    </style:style>
    <style:style style:name="T19" style:family="text">
      <style:text-properties officeooo:rsid="0089e3a5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ackground-color="#ffffff" fo:border="#000000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 Box 1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2" form:control-implementation="ooo:com.sun.star.form.component.TextField" xml:id="control2" form:id="control2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3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9" form:id="control9" form:tab-index="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0" form:id="control10" form:tab-index="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1" form:id="control11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2" form:control-implementation="ooo:com.sun.star.form.component.CheckBox" xml:id="control12" form:id="control12" form:tab-index="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xt Box 1" form:control-implementation="ooo:com.sun.star.form.component.TextField" xml:id="control13" form:id="control13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4" form:id="control14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5" form:id="control1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6" form:id="control16" form:tab-index="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7" form:id="control17" form:tab-index="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8" form:id="control18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3">Summer 2022 - </text:span><text:span text:style-name="T15">“Applying Mathematics in the Classroom”</text:span></text:p>
      <text:p text:style-name="P19"><text:tab/><text:tab/><text:tab/>Holiday Inn <text:span text:style-name="T18">Richland </text:span>On The River - 802 George Washington Way - Richland, WA 99352</text:p>
      <text:p text:style-name="P19"><text:tab/><text:tab/><text:tab/>Hotel Information: $104 . Use group code MAT . 509-946-7611</text:p>
      <text:p text:style-name="P19"><text:tab/><text:tab/><text:tab/>June 20 - June 24, 2022<text:tab/> (Monday – Friday)</text:p>
      <text:p text:style-name="P20"><text:tab/><text:tab/><text:tab/><text:span text:style-name="T19">Go to </text:span><text:a xlink:type="simple" xlink:href="https://wa-appliedmath.org/" text:style-name="Internet_20_link" text:visited-style-name="Visited_20_Internet_20_Link"><text:span text:style-name="T19">https://wa-appliedmath.org/</text:span></text:a><text:span text:style-name="T19"> for a link to Holiday Inn Richland On The River </text:span></text:p>
      <text:p text:style-name="P25"/>
      <text:p text:style-name="P18"><text:tab/><text:tab/><text:tab/><text:tab/><text:tab/>Registration</text:p>
      <text:p text:style-name="P18"><text:tab/><text:tab/><text:tab/><text:tab/><text:tab/>Send to: Washington Applied Math Council (WAMC)</text:p>
      <text:p text:style-name="P18"><text:tab/><text:tab/><text:tab/><text:tab/><text:tab/>C/O WAMC Registrar</text:p>
      <text:p text:style-name="P18"><text:tab/><text:tab/><text:tab/><text:tab/><text:tab/>PO BOX 10700</text:p>
      <text:p text:style-name="P18"><text:tab/><text:tab/><text:tab/><text:tab/><text:tab/>Yakima, WA 98909</text:p>
      <text:p text:style-name="P18"><text:tab/><text:tab/><text:tab/><text:tab/><text:tab/>509-731-3304 <text:s/>Fax: 509-461-5222</text:p>
      <text:p text:style-name="P18"><text:tab/><text:tab/><text:tab/><text:tab/><text:tab/>Email to: wamcreg@gmail.com</text:p>
      <text:p text:style-name="P17"/>
      <text:p text:style-name="P17">Purchase Order (or P.O. Number) or payment MUST accompany Registration form!</text:p>
      <text:p text:style-name="P17">Make checks payable to WAMC</text:p>
      <text:p text:style-name="P1"/>
      <text:p text:style-name="P7"><text:span text:style-name="T3">Name:</text:span><text:span text:style-name="T3"><draw:control text:anchor-type="as-char" svg:y="-0.2508in" draw:z-index="0" draw:name="Shape1" draw:style-name="gr3" draw:text-style-name="P28" svg:width="2.5004in" svg:height="0.2504in" draw:control="control1"/></text:span><text:span text:style-name="T3"><text:tab/>School District:</text:span><text:span text:style-name="T3"><draw:control text:anchor-type="as-char" draw:z-index="7" draw:name="Shape2" draw:style-name="gr1" draw:text-style-name="P28" svg:width="2.2406in" svg:height="0.2504in" draw:control="control8"/></text:span><text:span text:style-name="T3"> </text:span></text:p>
      <text:p text:style-name="P10"><text:span text:style-name="T3">Address:</text:span><text:span text:style-name="T3"><draw:control text:anchor-type="as-char" draw:z-index="12" draw:name="Shape2" draw:style-name="gr1" draw:text-style-name="P28" svg:width="5.0004in" svg:height="0.2504in" draw:control="control13"/></text:span></text:p>
      <text:p text:style-name="P8"><text:span text:style-name="T4">City, Zip:</text:span><text:span text:style-name="T4"><draw:control text:anchor-type="as-char" draw:z-index="13" draw:name="Shape2" draw:style-name="gr1" draw:text-style-name="P28" svg:width="5.0004in" svg:height="0.2504in" draw:control="control14"/></text:span></text:p>
      <text:p text:style-name="P9"><text:span text:style-name="T3">School: </text:span><text:span text:style-name="T3"><draw:control text:anchor-type="as-char" draw:z-index="1" draw:name="Shape5" draw:style-name="gr1" draw:text-style-name="P28" svg:width="2.5004in" svg:height="0.2504in" draw:control="control2"/></text:span><text:span text:style-name="T3"><text:tab/>School Phone: </text:span><draw:control text:anchor-type="as-char" draw:z-index="2" draw:name="Shape6" draw:style-name="gr1" draw:text-style-name="P28" svg:width="2.0004in" svg:height="0.2504in" draw:control="control3"/></text:p>
      <text:p text:style-name="P8"><text:span text:style-name="T5">Billing</text:span><text:span text:style-name="T3"> Address: </text:span><text:span text:style-name="T3"><draw:control text:anchor-type="as-char" draw:z-index="14" draw:name="Shape7_0" draw:style-name="gr1" draw:text-style-name="P28" svg:width="5.0004in" svg:height="0.2504in" draw:control="control15"/></text:span></text:p>
      <text:p text:style-name="P12"><text:span text:style-name="T3">School Email: </text:span><text:span text:style-name="T2"><draw:control text:anchor-type="as-char" draw:z-index="3" draw:name="Shape8" draw:style-name="gr1" draw:text-style-name="P28" svg:width="2.5004in" svg:height="0.2504in" draw:control="control4"/></text:span><text:span text:style-name="T3"><text:s text:c="2"/></text:span><text:span text:style-name="T6">T</text:span><text:span text:style-name="T3">Cert.# </text:span><text:span text:style-name="T2"><draw:control text:anchor-type="as-char" draw:z-index="4" draw:name="Shape9" draw:style-name="gr1" draw:text-style-name="P28" svg:width="1.7504in" svg:height="0.2504in" draw:control="control5"/></text:span></text:p>
      <text:p text:style-name="P11"><text:span text:style-name="T2">Summer Address: </text:span><text:span text:style-name="T2"><draw:control text:anchor-type="as-char" draw:z-index="17" draw:name="Shape2" draw:style-name="gr1" draw:text-style-name="P28" svg:width="5.0004in" svg:height="0.2504in" draw:control="control18"/></text:span></text:p>
      <text:p text:style-name="P13"><text:span text:style-name="T9">Summer </text:span><text:span text:style-name="T10">e</text:span><text:span text:style-name="T8">mail:</text:span><text:span text:style-name="T7"> </text:span><text:span text:style-name="T2"><draw:control text:anchor-type="as-char" draw:z-index="5" draw:name="Shape10" draw:style-name="gr1" draw:text-style-name="P29" svg:width="2.5004in" svg:height="0.2504in" draw:control="control6"/></text:span><text:span text:style-name="T3"><text:s text:c="3"/></text:span></text:p>
      <text:p text:style-name="P13"><text:span text:style-name="T9">Summer</text:span><text:span text:style-name="T8"> </text:span><text:span text:style-name="T10">p</text:span><text:span text:style-name="T8">hone </text:span><text:span text:style-name="T10">number</text:span><text:span text:style-name="T8">:</text:span><text:span text:style-name="T7"> </text:span><text:span text:style-name="T3"><draw:control text:anchor-type="as-char" draw:z-index="6" draw:name="Shape10_0" draw:style-name="gr1" draw:text-style-name="P29" svg:width="2.0004in" svg:height="0.2504in" draw:control="control7"/></text:span></text:p>
      <text:p text:style-name="P11"><text:span text:style-name="T3">Check Number: </text:span><text:span text:style-name="T3"><draw:control text:anchor-type="as-char" draw:z-index="15" draw:name="Shape10_0" draw:style-name="gr1" draw:text-style-name="P29" svg:width="2.0004in" svg:height="0.2504in" draw:control="control16"/></text:span><text:span text:style-name="T3"><text:s/>P.O. Number: </text:span><text:span text:style-name="T3"><draw:control text:anchor-type="as-char" draw:z-index="16" draw:name="Shape10_0" draw:style-name="gr1" draw:text-style-name="P29" svg:width="2.0004in" svg:height="0.2504in" draw:control="control17"/></text:span></text:p>
      <text:p text:style-name="P1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6">Registration Fees: <text:s/>$585 ($620 After May 21th, 2022)</text:p>
      <text:p text:style-name="P1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14"><text:span text:style-name="T16">(Registration includes five hosted meals (3 lunches, 2 Dinners), notebook, software, copy services and <text:s/></text:span><text:span text:style-name="T17">(</text:span><text:span text:style-name="T16">40 STEM Clock Hours.)</text:span></text:p>
      <text:p text:style-name="P24">Check Where Applicable (Please!) </text:p>
      <text:p text:style-name="P21"><draw:control text:anchor-type="as-char" draw:z-index="8" draw:name="Shape3" draw:style-name="gr2" draw:text-style-name="P30" svg:width="0.2504in" svg:height="0.2504in" draw:control="control9"/>Applied Mathematics Algebra I Initial Certification <text:s text:c="2"/></text:p>
      <text:p text:style-name="P21"><draw:control text:anchor-type="as-char" draw:z-index="9" draw:name="Shape4" draw:style-name="gr2" draw:text-style-name="P30" svg:width="0.2504in" svg:height="0.2504in" draw:control="control10"/>Applied Mathematics Geometry/Algebra II/Curriculum Development <text:s/></text:p>
      <text:p text:style-name="P21"><text:tab/><draw:control text:anchor-type="as-char" draw:z-index="10" draw:name="Shape11" draw:style-name="gr2" draw:text-style-name="P30" svg:width="0.2504in" svg:height="0.2504in" draw:control="control11"/>(<text:span text:style-name="T11">Elementary Teachers Check This Box)</text:span></text:p>
      <text:p text:style-name="P22"><text:span text:style-name="T12"><draw:control text:anchor-type="as-char" draw:z-index="11" draw:name="Shape12" draw:style-name="gr2" draw:text-style-name="P30" svg:width="0.2504in" svg:height="0.2504in" draw:control="control12"/></text:span><text:span text:style-name="T12">"3rd Year Math Option" Applied Mathematics - Financial Algebra </text:span></text:p>
      <text:p text:style-name="P23"><text:tab/>(Cengage Annotated Instructor's Edition) <text:span text:style-name="T14">Provided to Financial Algebra participants.</text:span></text:p>
      <text:p text:style-name="P2"><text:s/>Lesson Plans/Labs are developed to address the CCSS, ELL and STEM</text:p>
      <text:p text:style-name="P2"><text:s text:c="2"/>CORD materials are used as reference and guidelines</text:p>
      <text:p text:style-name="P15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Participants must bring with them a scientific calculator, all Applied Math teachers editions of the textbooks they plan to use during the coming year .A computer is essential and a printer would be extremely useful.</text:p>
      <text:p text:style-name="P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3"><text:span text:style-name="T1">Deadline for early registration is May 21, 2022</text:span><text:span text:style-name="T2">. <text:s/>Registrations received after this date will be on a "space available" basis at $620.00 per participant.</text:span></text:p>
      <text:p text:style-name="P6">* Conference Check-in and on-site registration (space available) may be made in the motel lobby Monday, June 20th, between 1:00 and 3:15. <text:s/></text:p>
      <text:p text:style-name="P6"><text:s text:c="2"/>Three (3) continuing education credits are available from CWU for an additional fee per credit.</text:p>
      <text:p text:style-name="P6">* The Summer Conference starts at 3:30 on June 20th and ends at noon on June 24th.</text:p>
      <text:p text:style-name="P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WAMC CANCELLATION &amp; REFUND POLICY</text:p>
      <text:p text:style-name="P5">Districts or individuals wishing to reserve a slot may do so by sending a check with a registration form for $250 with the remainder payable at check-in. <text:s/>Deposits are non-refundable. <text:s/>The total amount ($585) will be due for cancellations received after May 21, 2021 An administrative fee of $85 will be charged for all canceled reservations, prior to May 21, 2021. <text:s text:c="2"/>All cancellations must be in writing. <text:s/>Districts may make substitutions with a written notification at least 3 days prior to the conference. <text:s/>There will be no refunds for no-shows.</text:p>
      <text:p text:style-name="P4"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 text:c="2"/>- <text:s/></text:p>
      <text:p text:style-name="P5">For additional information e-mail Nan Johnson: <text:s/>Njohnson@wa-appliedmath.org or call 206-249-8481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Times New Roman1" svg:font-family="'Times New Roman'" style:font-adornments="Regular" style:font-family-generic="roman"/>
    <style:font-face style:name="Times New Roman2" svg:font-family="'Times New Roman'" style:font-adornments="Standaard" style:font-family-generic="roman"/>
    <style:font-face style:name="Palatino" svg:font-family="Palatino, 'Book Antiqua'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Palatino1" svg:font-family="Palatino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Block_20_Text" style:display-name="Block Text" style:family="paragraph" style:parent-style-name="Standard" style:default-outline-level="">
      <style:paragraph-properties fo:margin-left="0.4374in" fo:margin-right="0.1874in" fo:text-indent="0in" style:auto-text-indent="false">
        <style:tab-stops>
          <style:tab-stop style:position="0.4374in"/>
          <style:tab-stop style:position="2.5in"/>
          <style:tab-stop style:position="3.25in"/>
          <style:tab-stop style:position="3.4307in"/>
        </style:tab-stops>
      </style:paragraph-properties>
      <style:text-properties fo:font-size="9pt" fo:font-style="italic" fo:font-weight="bold" style:font-size-asian="9pt" style:font-style-asian="italic" style:font-weight-asian="bold" style:font-style-complex="italic" style:font-weight-complex="bold"/>
    </style:style>
    <style:style style:name="TOP_20_LINE" style:display-name="TOP LINE" style:family="paragraph" style:parent-style-name="Standard" style:default-outline-level="">
      <style:paragraph-properties fo:text-align="center" style:justify-single-word="false"/>
      <style:text-properties fo:font-size="14pt" fo:text-shadow="1pt 1pt" fo:font-weight="bold" style:font-size-asian="14pt" style:font-weight-asian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WW8Num9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9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8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8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7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7z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6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6z0" style:family="text">
      <style:text-properties style:font-name="Palatino1" fo:font-family="Palatino" style:font-family-generic="roman" style:font-pitch="variable" fo:font-weight="bold" style:font-name-asian="Times New Roman3" style:font-family-asian="'Times New Roman'" style:font-family-generic-asian="system" style:font-pitch-asian="variable" style:font-weight-asian="bold"/>
    </style:style>
    <style:style style:name="WW8Num5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5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4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/>
    </style:style>
    <style:style style:name="WW8Num3z1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3z0" style:family="text">
      <style:text-properties style:font-name="Symbol" fo:font-family="Symbol" style:font-family-generic="roman" style:font-pitch="variable" fo:font-size="10pt" style:font-name-asian="Symbol1" style:font-family-asian="Symbol" style:font-family-generic-asian="system" style:font-pitch-asian="variable" style:font-size-asian="10pt" style:font-size-complex="11pt"/>
    </style:style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WW8Num4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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ttps://wa-appliedmath.org/ </dc:title>
    <meta:initial-creator>Ronald Noble</meta:initial-creator>
    <meta:creation-date>2015-05-11T14:36:00</meta:creation-date>
    <dc:date>2022-01-16T08:12:31.153123519</dc:date>
    <meta:print-date>2013-10-13T17:25:00</meta:print-date>
    <meta:editing-cycles>69</meta:editing-cycles>
    <meta:editing-duration>P1DT8H20M5S</meta:editing-duration>
    <meta:generator>LibreOffice/7.0.4.2$Linux_X86_64 LibreOffice_project/00$Build-2</meta:generator>
    <meta:document-statistic meta:table-count="0" meta:image-count="0" meta:object-count="0" meta:page-count="1" meta:paragraph-count="48" meta:word-count="719" meta:character-count="4009" meta:non-whitespace-character-count="2646"/>
  </office:meta>
</office:document-meta>
</file>